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T1" style:family="text">
      <style:text-properties fo:font-size="16pt" style:font-size-asian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IMPRESO DE PERTENENCIA AL CLUB DE ROBÓTICA MECATRÓNICA DE LA UNIVERSIDAD AUTÓNOMA DE MADRID</text:p>
      <text:p text:style-name="P1"><text:span text:style-name="T2">Las personas cuyos datos se complementan a continuación acreditan su deseo de pertenecer al Club de Robótica Mecatrónica.</text:span></text:p>
      <text:p text:style-name="P2"/>
      <text:p text:style-name="Standard"><text:span text:style-name="T3">Nombre:</text:span>.............................. <text:s text:c="3"/><text:span text:style-name="T3">Apellidos:</text:span>....................................</text:p>
      <text:p text:style-name="Standard"><text:span text:style-name="T3">E-mail</text:span>:..........................................................................................</text:p>
      <text:p text:style-name="Standard"><text:span text:style-name="T3">E-mail de la UAM</text:span>:.......................................................................</text:p>
      <text:p text:style-name="Standard"><text:span text:style-name="T3">Teléfono (opcional):</text:span>................................<text:span text:style-name="T3">DNI:</text:span>............................</text:p>
      <text:p text:style-name="Standard"><text:span text:style-name="T3">Firma del solicitante:</text:span><text:tab/><text:tab/><text:tab/><text:span text:style-name="T3">Firma del responsable:</text:span></text:p>
      <text:p text:style-name="P3"/>
      <text:p text:style-name="P3"/>
      <text:p text:style-name="P4"/>
      <text:p text:style-name="P3"/>
      <text:p text:style-name="Standard"><text:span text:style-name="T3">Nombre:</text:span>.............................. <text:s text:c="3"/><text:span text:style-name="T3">Apellidos:</text:span>....................................</text:p>
      <text:p text:style-name="Standard"><text:span text:style-name="T3">E-mail</text:span>:..........................................................................................</text:p>
      <text:p text:style-name="Standard"><text:span text:style-name="T3">E-mail de la UAM</text:span>:.......................................................................</text:p>
      <text:p text:style-name="Standard"><text:span text:style-name="T3">Teléfono (opcional):</text:span>................................<text:span text:style-name="T3">DNI:</text:span>............................</text:p>
      <text:p text:style-name="Standard"><text:span text:style-name="T3">Firma del solicitante:</text:span><text:tab/><text:tab/><text:tab/><text:span text:style-name="T3">Firma del responsable:</text:span></text:p>
      <text:p text:style-name="P3"/>
      <text:p text:style-name="P3"/>
      <text:p text:style-name="P3">___________________________________________________</text:p>
      <text:p text:style-name="P3"/>
      <text:p text:style-name="Standard"><text:span text:style-name="T3">Nombre:</text:span>.............................. <text:s text:c="3"/><text:span text:style-name="T3">Apellidos:</text:span>....................................</text:p>
      <text:p text:style-name="Standard"><text:span text:style-name="T3">E-mail</text:span>:..........................................................................................</text:p>
      <text:p text:style-name="Standard"><text:span text:style-name="T3">E-mail de la UAM</text:span>:.......................................................................</text:p>
      <text:p text:style-name="Standard"><text:span text:style-name="T3">Teléfono (opcional):</text:span>................................<text:span text:style-name="T3">DNI:</text:span>............................</text:p>
      <text:p text:style-name="Standard"/>
      <text:p text:style-name="Standard"><text:span text:style-name="T3">Firma del solicitante:</text:span><text:tab/><text:tab/><text:tab/><text:span text:style-name="T3">Firma del responsable: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ejaVu Sans" style:font-family-asian="'DejaVu Sans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ffffff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di</meta:initial-creator>
    <meta:creation-date>2013-09-25T18:26:00</meta:creation-date>
    <dc:creator>Víctor Uceda</dc:creator>
    <dc:date>2013-09-25T18:26:00</dc:date>
    <meta:print-date>2009-09-16T15:31:00</meta:print-date>
    <meta:editing-cycles>2</meta:editing-cycles>
    <meta:editing-duration>PT10M</meta:editing-duration>
    <meta:document-statistic meta:table-count="0" meta:image-count="0" meta:object-count="0" meta:page-count="1" meta:paragraph-count="18" meta:word-count="78" meta:character-count="1472" meta:non-whitespace-character-count="1397"/>
    <meta:generator>LibreOffice/4.4.5.2$Linux_X86_64 LibreOffice_project/40$Build-2</meta:generator>
  </office:meta>
</office:document-meta>
</file>